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tringTypes" style:family="table">
      <style:table-properties style:width="6.25in" style:rel-width="100%" table:align="left" fo:background-color="transparent" fo:keep-with-next="always">
        <style:background-image/>
      </style:table-properties>
    </style:style>
    <style:style style:name="StringTypes.A" style:family="table-column">
      <style:table-column-properties style:column-width="1.8417in" style:rel-column-width="2938*"/>
    </style:style>
    <style:style style:name="StringTypes.B" style:family="table-column">
      <style:table-column-properties style:column-width="2.3681in" style:rel-column-width="3778*"/>
    </style:style>
    <style:style style:name="StringTypes.C" style:family="table-column">
      <style:table-column-properties style:column-width="2.041in" style:rel-column-width="3256*"/>
    </style:style>
    <style:style style:name="StringTypes.1" style:family="table-row">
      <style:table-row-properties fo:background-color="transparent">
        <style:background-image/>
      </style:table-row-properties>
    </style:style>
    <style:style style:name="StringTypes.A1" style:family="table-cell">
      <style:table-cell-properties fo:background-color="#999999" fo:padding="0.0382in" fo:border-left="0.05pt solid #000000" fo:border-right="none" fo:border-top="0.05pt solid #000000" fo:border-bottom="0.05pt solid #000000">
        <style:background-image/>
      </style:table-cell-properties>
    </style:style>
    <style:style style:name="StringTypes.C1" style:family="table-cell">
      <style:table-cell-properties fo:background-color="#999999" fo:padding="0.0382in" fo:border="0.05pt solid #000000">
        <style:background-image/>
      </style:table-cell-properties>
    </style:style>
    <style:style style:name="StringTypes.A2" style:family="table-cell">
      <style:table-cell-properties fo:padding="0.0382in" fo:border-left="0.05pt solid #000000" fo:border-right="none" fo:border-top="none" fo:border-bottom="0.05pt solid #000000"/>
    </style:style>
    <style:style style:name="StringTypes.B2" style:family="table-cell">
      <style:table-cell-properties fo:padding="0.0382in" fo:border-left="0.05pt solid #000000" fo:border-right="none" fo:border-top="none" fo:border-bottom="0.05pt solid #000000"/>
    </style:style>
    <style:style style:name="StringTypes.C2" style:family="table-cell">
      <style:table-cell-properties fo:padding="0.0382in" fo:border-left="0.05pt solid #000000" fo:border-right="0.05pt solid #000000" fo:border-top="none" fo:border-bottom="0.05pt solid #000000"/>
    </style:style>
    <style:style style:name="StringTypes.A3" style:family="table-cell">
      <style:table-cell-properties fo:padding="0.0382in" fo:border-left="0.05pt solid #000000" fo:border-right="none" fo:border-top="none" fo:border-bottom="0.05pt solid #000000"/>
    </style:style>
    <style:style style:name="StringTypes.B3" style:family="table-cell">
      <style:table-cell-properties fo:padding="0.0382in" fo:border-left="0.05pt solid #000000" fo:border-right="none" fo:border-top="none" fo:border-bottom="0.05pt solid #000000"/>
    </style:style>
    <style:style style:name="StringTypes.C3" style:family="table-cell">
      <style:table-cell-properties fo:padding="0.0382in" fo:border-left="0.05pt solid #000000" fo:border-right="0.05pt solid #000000" fo:border-top="none" fo:border-bottom="0.05pt solid #000000"/>
    </style:style>
    <style:style style:name="StringTypes.A4" style:family="table-cell">
      <style:table-cell-properties fo:padding="0.0382in" fo:border-left="0.05pt solid #000000" fo:border-right="none" fo:border-top="none" fo:border-bottom="0.05pt solid #000000"/>
    </style:style>
    <style:style style:name="StringTypes.B4" style:family="table-cell">
      <style:table-cell-properties fo:padding="0.0382in" fo:border-left="0.05pt solid #000000" fo:border-right="none" fo:border-top="none" fo:border-bottom="0.05pt solid #000000"/>
    </style:style>
    <style:style style:name="StringTypes.C4" style:family="table-cell">
      <style:table-cell-properties fo:padding="0.0382in" fo:border-left="0.05pt solid #000000" fo:border-right="0.05pt solid #000000" fo:border-top="none" fo:border-bottom="0.05pt solid #000000"/>
    </style:style>
    <style:style style:name="StringTypes.A5" style:family="table-cell">
      <style:table-cell-properties fo:padding="0.0382in" fo:border-left="0.05pt solid #000000" fo:border-right="none" fo:border-top="none" fo:border-bottom="0.05pt solid #000000"/>
    </style:style>
    <style:style style:name="StringTypes.B5" style:family="table-cell">
      <style:table-cell-properties fo:padding="0.0382in" fo:border-left="0.05pt solid #000000" fo:border-right="none" fo:border-top="none" fo:border-bottom="0.05pt solid #000000"/>
    </style:style>
    <style:style style:name="StringTypes.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53f2ae"/>
    </style:style>
    <style:style style:name="P2" style:family="paragraph" style:parent-style-name="Code">
      <style:text-properties officeooo:rsid="005aacda" officeooo:paragraph-rsid="005aacda"/>
    </style:style>
    <style:style style:name="P3" style:family="paragraph" style:parent-style-name="Heading_20_1">
      <style:paragraph-properties fo:break-before="page"/>
    </style:style>
    <style:style style:name="P4" style:family="paragraph" style:parent-style-name="output">
      <style:text-properties officeooo:paragraph-rsid="005aacda"/>
    </style:style>
    <style:style style:name="T1" style:family="text">
      <style:text-properties style:font-name="Arial" fo:font-size="12pt" officeooo:rsid="004a7394" style:font-size-asian="12pt" style:font-size-complex="12pt"/>
    </style:style>
    <style:style style:name="T2" style:family="text">
      <style:text-properties officeooo:rsid="001c26cb"/>
    </style:style>
    <style:style style:name="T3" style:family="text">
      <style:text-properties officeooo:rsid="00426a68"/>
    </style:style>
    <style:style style:name="T4" style:family="text">
      <style:text-properties officeooo:rsid="00447e96"/>
    </style:style>
    <style:style style:name="T5" style:family="text">
      <style:text-properties officeooo:rsid="0049ae08"/>
    </style:style>
    <style:style style:name="T6" style:family="text">
      <style:text-properties officeooo:rsid="0053f2ae"/>
    </style:style>
    <style:style style:name="T7" style:family="text">
      <style:text-properties officeooo:rsid="0055a579"/>
    </style:style>
    <style:style style:name="T8" style:family="text">
      <style:text-properties officeooo:rsid="005800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pter 4 -String Data Types </text:h>
      <text:p text:style-name="Text_20_body"/>
      <text:p text:style-name="Text_20_body"/>
      <text:p text:style-name="Standard"/>
      <text:h text:style-name="Heading_20_2" text:outline-level="2">Introduction to Strings</text:h>
      <text:p text:style-name="P1">Strings are an essential part of programming. <text:span text:style-name="T5">P</text:span>roper manipulation of strings is an essential skill for any programmer. <text:s/><text:span text:style-name="T5">S</text:span>trings <text:span text:style-name="T5">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Standard"/>
      <text:p text:style-name="Standard">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Standard"/>
      <text:p text:style-name="Standard">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Standard"/>
      <text:p text:style-name="Standard">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Standard"/>
      <text:p text:style-name="Standard"><text:soft-page-break/>While computers have grown in both speed and capacity, the basic computing processes haven't changed since the 1950's. The next revolution in computing won't be quantum processors or holographic memory; it will be when computers can understand language. </text:p>
      <text:p text:style-name="Standard"/>
      <text:p text:style-name="Standard">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Standard"/>
      <text:p text:style-name="Standard">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Standard"/>
      <text:p text:style-name="Standard">FreeBasic has four intrinsic string data types, listed in the following table. </text:p>
      <text:p text:style-name="Standard"/>
      <table:table table:name="StringTypes" table:style-name="StringTypes">
        <table:table-column table:style-name="StringTypes.A"/>
        <table:table-column table:style-name="StringTypes.B"/>
        <table:table-column table:style-name="StringTypes.C"/>
        <table:table-header-rows>
          <table:table-row table:style-name="StringTypes.1">
            <table:table-cell table:style-name="StringTypes.A1" office:value-type="string">
              <text:p text:style-name="Table_20_Heading">String Type</text:p>
            </table:table-cell>
            <table:table-cell table:style-name="StringTypes.A1" office:value-type="string">
              <text:p text:style-name="Table_20_Heading"><text:s/>Declaration </text:p>
            </table:table-cell>
            <table:table-cell table:style-name="StringTypes.C1" office:value-type="string">
              <text:p text:style-name="Table_20_Heading">Purpose </text:p>
            </table:table-cell>
          </table:table-row>
        </table:table-header-rows>
        <table:table-row table:style-name="StringTypes.1">
          <table:table-cell table:style-name="StringTypes.A4" office:value-type="string">
            <text:p text:style-name="Table_20_Contents">Dynamic String </text:p>
          </table:table-cell>
          <table:table-cell table:style-name="StringTypes.B4" office:value-type="string">
            <text:p text:style-name="Table_20_Contents">Dim myString as String </text:p>
          </table:table-cell>
          <table:table-cell table:style-name="StringTypes.C2" office:value-type="string">
            <text:p text:style-name="Table_20_Contents">8-bit string that is dynamically allocated and automatically resized. </text:p>
          </table:table-cell>
        </table:table-row>
        <table:table-row table:style-name="StringTypes.1">
          <table:table-cell table:style-name="StringTypes.A4" office:value-type="string">
            <text:p text:style-name="Table_20_Contents">Fixed Length String </text:p>
          </table:table-cell>
          <table:table-cell table:style-name="StringTypes.B4" office:value-type="string">
            <text:p text:style-name="Table_20_Contents">Dim myString as String * length </text:p>
          </table:table-cell>
          <table:table-cell table:style-name="StringTypes.C3" office:value-type="string">
            <text:p text:style-name="Table_20_Contents">8-bit, fixed-length string.</text:p>
          </table:table-cell>
        </table:table-row>
        <table:table-row table:style-name="StringTypes.1">
          <table:table-cell table:style-name="StringTypes.A4" office:value-type="string">
            <text:p text:style-name="Table_20_Contents">Zstring</text:p>
          </table:table-cell>
          <table:table-cell table:style-name="StringTypes.B4" office:value-type="string">
            <text:p text:style-name="Table_20_Contents">Dim myString as Zstring * length </text:p>
            <text:p text:style-name="Table_20_Contents">Dim myString as Zstring Ptr </text:p>
          </table:table-cell>
          <table:table-cell table:style-name="StringTypes.C4" office:value-type="string">
            <text:p text:style-name="Table_20_Contents">8-bit, fixed-length, Null terminated character string. A Zstring is a C-style string. </text:p>
          </table:table-cell>
        </table:table-row>
        <table:table-row table:style-name="StringTypes.1">
          <table:table-cell table:style-name="StringTypes.A5" office:value-type="string">
            <text:p text:style-name="Table_20_Contents">Wstring </text:p>
          </table:table-cell>
          <table:table-cell table:style-name="StringTypes.B5" office:value-type="string">
            <text:p text:style-name="Table_20_Contents">Dim myString as Wstring *length <text:s/></text:p>
            <text:p text:style-name="Table_20_Contents">Dim myString as Wstring Ptr </text:p>
          </table:table-cell>
          <table:table-cell table:style-name="StringTypes.C5" office:value-type="string">
            <text:p text:style-name="Table_20_Contents">16-bit, fixed-length, Null terminated string used with Unicode functions. </text:p>
          </table:table-cell>
        </table:table-row>
      </table:table>
      <text:p text:style-name="Table">Table <text:span text:style-name="T6">4.1</text:span>: <text:s/>Intrinsic FreeBasic String Data Types</text:p>
      <text:p text:style-name="Table"/>
      <text:p text:style-name="Standard">All FreeBasic strings can hold up to 2 GB of data, or up to the amount of memory on your computer. </text:p>
      <text:h text:style-name="Heading_20_2" text:outline-level="2"><text:soft-page-break/>Dynamic Strings </text:h>
      <text:p text:style-name="Standard">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2">The following program will show an example of dynamic strings at work.</text:span></text:p>
      <text:p text:style-name="Standard"/>
      <text:p text:style-name="Code">'Define some Dynamic strings </text:p>
      <text:p text:style-name="Code">Dim MyString As String <text:s text:c="2"/></text:p>
      <text:p text:style-name="Code">Dim MyString2 as String</text:p>
      <text:p text:style-name="Code"/>
      <text:p text:style-name="Code">MyString = "Hello" ' assign a value to the string and print it out</text:p>
      <text:p text:style-name="Code">Print MyString</text:p>
      <text:p text:style-name="Code"/>
      <text:p text:style-name="Code">MyString += ", world!" ' Append a second string to the first. </text:p>
      <text:p text:style-name="Code">Print Mystring</text:p>
      <text:p text:style-name="Code"/>
      <text:p text:style-name="Code">' Assign a value to the second string and concatenate them </text:p>
      <text:p text:style-name="Code">' together. <text:s/></text:p>
      <text:p text:style-name="Code">Mystring2 = "Welcome to FreeBASIC"</text:p>
      <text:p text:style-name="Code">Print MyString + "! " + Mystring2 + "!"</text:p>
      <text:p text:style-name="Code"/>
      <text:p text:style-name="Code">Sleep </text:p>
      <text:p text:style-name="P2">end</text:p>
      <text:p text:style-name="Text"><text:span text:style-name="T4">Listing</text:span> <text:span text:style-name="T6">4.1</text:span>: <text:span text:style-name="T1">DynamicStr.bas </text:span></text:p>
      <text:p text:style-name="Standard">When you run the program you should see the following output. </text:p>
      <text:p text:style-name="Standard"/>
      <text:p text:style-name="P4">Hello</text:p>
      <text:p text:style-name="P4">Hello, world!</text:p>
      <text:p text:style-name="P4">Hello, world!! Welcome to FreeBASIC!</text:p>
      <text:p text:style-name="Text">Output <text:span text:style-name="T4">4</text:span>.<text:span text:style-name="T8">1</text:span>: Output of DynamicStr.bas </text:p>
      <text:p text:style-name="Standard"/>
      <text:p text:style-name="Standard">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Standard"/>
      <text:p text:style-name="caution"><text:soft-page-break/>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Instead of using strings to read binary data, you should byte arrays instead. <text:s/>Since a dynamic string is actually a pointer to a string descriptor, you cannot use dynamic strings in type definitions that you are going to save to a file. You should use a fixed length string instead. </text:p>
      <text:p text:style-name="Standard"/>
      <text:h text:style-name="Heading_20_2" text:outline-level="2">Fixed Length Strings </text:h>
      <text:p text:style-name="Standard"/>
      <text:p text:style-name="Standard">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Standard"/>
      <text:p text:style-name="Standard">The following short program illustrates creating and using a fixed length string. </text:p>
      <text:p text:style-name="Standard"/>
      <text:p text:style-name="Code">'Define a fixed length string that can hold up to 20 characters</text:p>
      <text:p text:style-name="Code">Dim myFString As String * 20 </text:p>
      <text:p text:style-name="Code"/>
      <text:p text:style-name="Code">'Save some data in the string </text:p>
      <text:p text:style-name="Code">myFString = "This should fit." </text:p>
      <text:p text:style-name="Code">Print myFString ' <text:s/>String is shorter than 20 Characters, the</text:p>
      <text:p text:style-name="Code"><text:tab/><text:tab/><text:tab/> ' <text:s/>whole string is printed</text:p>
      <text:p text:style-name="Code"/>
      <text:p text:style-name="Code">'This data will be truncated. </text:p>
      <text:p text:style-name="Code">myFString = "This string will be truncated." </text:p>
      <text:p text:style-name="Code">Print myFString <text:tab/>' String is longer than 20 characters, the</text:p>
      <text:p text:style-name="Code"><text:tab/><text:tab/><text:tab/><text:tab/>' String will be truncated. </text:p>
      <text:p text:style-name="Code">Sleep </text:p>
      <text:p text:style-name="Code">End </text:p>
      <text:p text:style-name="Text">Listing <text:span text:style-name="T7">4.2</text:span>: fixedstr.bas </text:p>
      <text:p text:style-name="Standard"/>
      <text:p text:style-name="Standard">When you run the program you should see the following output. </text:p>
      <text:p text:style-name="Standard"/>
      <text:p text:style-name="output">This should fit.</text:p>
      <text:p text:style-name="output">This string will be</text:p>
      <text:p text:style-name="Text"><text:soft-page-break/>Output <text:span text:style-name="T4">4</text:span>.2: Output of fixedstr.bas </text:p>
      <text:p text:style-name="Standard"/>
      <text:p text:style-name="Standard">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Standard"/>
      <text:h text:style-name="Heading_20_2" text:outline-level="2">Zstrings </text:h>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Zstrings will be discussed in more detail in the chapter on using the C runtime Library. <text:s/></text:p>
      <text:h text:style-name="Heading_20_2" text:outline-level="2">Wstrings </text:h>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3">are beyond the scope of this guide. More information and examples can be found on the FreeBasic website.</text:span></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0in" fo:border="0.06pt solid #000000">
        <style:tab-stops/>
      </style:paragraph-properties>
      <style:text-properties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5</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9 String Data Types </dc:title>
    <dc:date>2020-09-13T18:08:34.348475853</dc:date>
    <meta:editing-duration>PT9H31M2S</meta:editing-duration>
    <meta:editing-cycles>32</meta:editing-cycles>
    <meta:generator>LibreOffice/6.4.5.2$Linux_X86_64 LibreOffice_project/40$Build-2</meta:generator>
    <meta:print-date>2019-04-18T20:32:07.123538586</meta:print-date>
    <dc:creator>Patrick Wilder</dc:creator>
    <meta:document-statistic meta:table-count="1" meta:image-count="0" meta:object-count="0" meta:page-count="5" meta:paragraph-count="81" meta:word-count="1644" meta:character-count="9759" meta:non-whitespace-character-count="8117"/>
    <meta:template xlink:type="simple" xlink:actuate="onRequest" xlink:title="Conventions Used in the Book " xlink:href="../../templates/sect%20II-Conventions.ott" meta:date="2020-09-13T17:46:39.520687322"/>
  </office:meta>
</office:document-meta>
</file>